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style:style>
  </office:automatic-styles>
  <office:body>
    <office:text text:use-soft-page-breaks="true">
      <text:p text:style-name="P1">Generic Coding Instructions</text:p>
      <text:p text:style-name="Normal">•<text:tab/>Choose any one of the 2 problems below.<text:s/></text:p>
      <text:p text:style-name="Normal">•<text:tab/>Should be written in either .net (preferably) -or- java</text:p>
      <text:p text:style-name="Normal">•<text:tab/>Should adopt OOP and clean code practices</text:p>
      <text:p text:style-name="Normal">•<text:tab/>Should be accompanied by unit tests &amp; preferably written using TDD approach</text:p>
      <text:p text:style-name="Normal">•<text:tab/>Should commit code to a public git repository (github) under a public handle; ff unable to do so for any reason, can alternatively send a zipped file back making sure the Git history (.git folder) is included</text:p>
      <text:p text:style-name="Normal">•<text:tab/>Use generic package names; dont reference Maersk or any other Maersk brand</text:p>
      <text:p text:style-name="Normal">•<text:tab/>Commits should be incremental so that one can look at the commit log and make sense of how the code has progressed along with the test cases. (recommended atleast upto 20 commits to show how the code progresses; larger number of commits isn’t a problem)</text:p>
      <text:p text:style-name="Normal">•<text:tab/>Dont spend more than 1.5 hours - 2 hours. The important thing is to understand how the code shapes up and not to cover the entire range of spelling</text:p>
      <text:p text:style-name="Normal">Problem Statement 1: Promotion Engine</text:p>
      <text:p text:style-name="Normal">We need you to implement a simple promotion engine for a checkout process. Our Cart contains a list of single character SKU ids (A, B, C....) over which the promotion engine will need to run.</text:p>
      <text:p text:style-name="Normal">The promotion engine will need to calculate the total order value after applying the 2 promotion types</text:p>
      <text:p text:style-name="Normal">•<text:tab/>buy 'n' items of a SKU for a fixed price (3 A's for 130)</text:p>
      <text:p text:style-name="Normal">•<text:tab/>buy SKU 1 &amp; SKU 2 for a fixed price ( C + D = 30 )</text:p>
      <text:p text:style-name="Normal">The promotion engine should be modular to allow for more promotion types to be added at a later date (e.g. a future promotion could be x% of a SKU unit price). For this coding exercise you can assume that the promotions will be mutually exclusive; in other words if one is applied the other promotions will not apply</text:p>
      <text:p text:style-name="Normal">Test Setup</text:p>
      <text:p text:style-name="Normal">Unit price for SKU IDs</text:p>
      <text:p text:style-name="Normal">A <text:s text:c="5"/>50</text:p>
      <text:p text:style-name="Normal">B <text:s text:c="5"/>30</text:p>
      <text:p text:style-name="Normal">C <text:s text:c="5"/>20</text:p>
      <text:p text:style-name="Normal">D <text:s text:c="5"/>15</text:p>
      <text:p text:style-name="Normal"/>
      <text:p text:style-name="Normal">Active Promotions</text:p>
      <text:soft-page-break/>
      <text:p text:style-name="Normal">3 of A's for 130</text:p>
      <text:p text:style-name="Normal">2 of B's for 45</text:p>
      <text:p text:style-name="Normal">C &amp; D for 30</text:p>
      <text:p text:style-name="Normal"/>
      <text:p text:style-name="Normal">Scenario A</text:p>
      <text:p text:style-name="Normal">1 * A <text:s text:c="4"/>50</text:p>
      <text:p text:style-name="Normal">1 * B <text:s text:c="4"/>30</text:p>
      <text:p text:style-name="Normal">1 * C <text:s text:c="4"/>20</text:p>
      <text:p text:style-name="Normal">======</text:p>
      <text:p text:style-name="Normal">Total <text:s text:c="4"/>100</text:p>
      <text:p text:style-name="Normal"/>
      <text:p text:style-name="Normal">Scenario B</text:p>
      <text:p text:style-name="Normal">5 * A <text:s text:c="4"/>130 + 2*50</text:p>
      <text:p text:style-name="Normal">5 * B <text:s text:c="4"/>45 + 45 + 30</text:p>
      <text:p text:style-name="Normal">1 * C <text:s text:c="4"/>20</text:p>
      <text:p text:style-name="Normal">======</text:p>
      <text:p text:style-name="Normal">Total <text:s text:c="4"/>370</text:p>
      <text:p text:style-name="Normal"/>
      <text:p text:style-name="Normal">Scenario C</text:p>
      <text:p text:style-name="Normal">3 * A <text:s text:c="4"/>130</text:p>
      <text:p text:style-name="Normal">5 * B <text:s text:c="4"/>45 + 45 + 1 * 30</text:p>
      <text:p text:style-name="Normal">1 * C <text:s text:c="4"/>-</text:p>
      <text:p text:style-name="Normal">1 * D <text:s text:c="4"/>30</text:p>
      <text:p text:style-name="Normal">======</text:p>
      <text:p text:style-name="Normal">Total <text:s text:c="4"/>280</text:p>
      <text:p text:style-name="Normal">Problem Statement 2: Business Rules Engine</text:p>
      <text:p text:style-name="Normal">Imagine you’re writing an order processing application for a large company. In the past, this company used a fairly random mixture of manual and ad-hoc automated business practices to handle orders; they now want to put all these various ways of hanadling orders together into one whole: your application.<text:s/><text:soft-page-break/>After a full day of workshops you have gathered the following set of rules which need to be managed by the new system.</text:p>
      <text:p text:style-name="Normal">•<text:tab/>If the payment is for a physical product, generate a packing slip for shipping.</text:p>
      <text:p text:style-name="Normal">•<text:tab/>If the payment is for a book, create a duplicate packing slip for the royalty department.</text:p>
      <text:p text:style-name="Normal">•<text:tab/>If the payment is for a membership, activate that membership.</text:p>
      <text:p text:style-name="Normal">•<text:tab/>If the payment is an upgrade to a membership, apply the upgrade.</text:p>
      <text:p text:style-name="Normal">•<text:tab/>If the payment is for a membership or upgrade, e-mail the owner and inform them of the activation/upgrade.</text:p>
      <text:p text:style-name="Normal">•<text:tab/>If the payment is for the video “Learning to Ski,” add a free “First Aid” video to the packing slip (the result of a court decision in 1997).</text:p>
      <text:p text:style-name="Normal">•<text:tab/>If the payment is for a physical product or a book, generate a commission payment to the agent.</text:p>
      <text:p text:style-name="Normal">Implement a system which can handle these rules and is designed in a way that is open to extension with more new rul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lga Nagorniak</meta:initial-creator>
    <dc:creator>Olga Nagorniak</dc:creator>
    <meta:creation-date>2021-08-17T07:08:00Z</meta:creation-date>
    <dc:date>2021-08-17T07:13:00Z</dc:date>
    <meta:template xlink:href="Normal" xlink:type="simple"/>
    <meta:editing-cycles>1</meta:editing-cycles>
    <meta:editing-duration>PT300S</meta:editing-duration>
    <meta:document-statistic meta:page-count="3" meta:paragraph-count="6" meta:word-count="500" meta:character-count="3345" meta:row-count="23" meta:non-whitespace-character-count="2851"/>
  </office:meta>
</office:document-meta>
</file>